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egerListEncodePerformanceTest.test_0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gerListEncodePerformanceTest.encode( Object objec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gerListEncode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